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49142" officeooo:paragraph-rsid="0018501c" style:font-weight-asian="bold" style:font-weight-complex="bold"/>
    </style:style>
    <style:style style:name="P2" style:family="paragraph" style:parent-style-name="Standard">
      <style:text-properties fo:font-weight="normal" officeooo:rsid="00149142" officeooo:paragraph-rsid="0018501c" style:font-weight-asian="normal" style:font-weight-complex="normal"/>
    </style:style>
    <style:style style:name="P3" style:family="paragraph" style:parent-style-name="Standard">
      <style:text-properties fo:color="#000000" fo:font-weight="normal" officeooo:rsid="00232e05" officeooo:paragraph-rsid="00232e05" style:font-weight-asian="normal" style:font-weight-complex="normal"/>
    </style:style>
    <style:style style:name="P4" style:family="paragraph" style:parent-style-name="Standard" style:list-style-name="L1">
      <style:text-properties fo:color="#996600" fo:font-weight="normal" officeooo:rsid="0024294c" officeooo:paragraph-rsid="0024294c" style:font-weight-asian="normal" style:font-weight-complex="normal"/>
    </style:style>
    <style:style style:name="P5" style:family="paragraph" style:parent-style-name="Standard" style:list-style-name="L2">
      <style:text-properties fo:color="#0066cc" fo:font-weight="normal" officeooo:rsid="0024294c" officeooo:paragraph-rsid="0024294c" style:font-weight-asian="normal" style:font-weight-complex="normal"/>
    </style:style>
    <style:style style:name="P6" style:family="paragraph" style:parent-style-name="Standard">
      <style:text-properties fo:color="#0066cc" fo:font-weight="normal" officeooo:rsid="0024294c" officeooo:paragraph-rsid="0024294c" style:font-weight-asian="normal" style:font-weight-complex="normal"/>
    </style:style>
    <style:style style:name="P7" style:family="paragraph" style:parent-style-name="Standard">
      <style:text-properties fo:color="#000000" fo:font-weight="bold" officeooo:rsid="0024294c" officeooo:paragraph-rsid="0024294c" style:font-weight-asian="bold" style:font-weight-complex="bold"/>
    </style:style>
    <style:style style:name="P8" style:family="paragraph" style:parent-style-name="Standard">
      <style:text-properties fo:color="#000000" fo:font-weight="normal" officeooo:rsid="00232e05" officeooo:paragraph-rsid="00232e05" style:font-weight-asian="normal" style:font-weight-complex="normal"/>
    </style:style>
    <style:style style:name="P9" style:family="paragraph" style:parent-style-name="Standard">
      <style:text-properties fo:color="#ff3333" fo:font-weight="normal" officeooo:rsid="0024294c" officeooo:paragraph-rsid="0024294c" style:font-weight-asian="normal" style:font-weight-complex="normal"/>
    </style:style>
    <style:style style:name="T1" style:family="text">
      <style:text-properties officeooo:rsid="0024294c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fo:color="#ff3333"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<text:span text:style-name="T1">2</text:span>L<text:span text:style-name="T1">8</text:span> Notes</text:p>
      <text:p text:style-name="P1"/>
      <text:p text:style-name="P2">Objectives:</text:p>
      <text:list xml:id="list6232159618774096063" text:style-name="L1">
        <text:list-item>
          <text:p text:style-name="P4">Define the products of an acid-base reaction.</text:p>
        </text:list-item>
        <text:list-item>
          <text:p text:style-name="P4">Explain how acid-base titration is used to calculate the concentration of an acid or a base.</text:p>
        </text:list-item>
        <text:list-item>
          <text:p text:style-name="P4">Explain the concept of equivalence in neutralization reactions.</text:p>
        </text:list-item>
        <text:list-item>
          <text:p text:style-name="P4">Describe the relationship between equivalence point and the end point of a titration.</text:p>
        </text:list-item>
      </text:list>
      <text:p text:style-name="P2"/>
      <text:p text:style-name="P2">Key Concepts:</text:p>
      <text:list xml:id="list5538472964826818358" text:style-name="L2">
        <text:list-item>
          <text:p text:style-name="P5">What are the products of the reaction of an acid with a base?</text:p>
        </text:list-item>
        <text:list-item>
          <text:p text:style-name="P5">What is the endpoint of a titration?</text:p>
        </text:list-item>
      </text:list>
      <text:p text:style-name="P6"/>
      <text:p text:style-name="P7">Neutralization reactions</text:p>
      <text:p text:style-name="P7"/>
      <text:p text:style-name="P7"><text:tab/><text:span text:style-name="T2">In general, reactions in which an acid and a base react in an aqueous solution to produce a salt <text:tab/>and water are called </text:span><text:span text:style-name="T3">neutralization reactions</text:span><text:span text:style-name="T4">.</text:span></text:p>
      <text:p text:style-name="P7"/>
      <text:p text:style-name="P7">..</text:p>
      <text:p text:style-name="P7"/>
      <text:p text:style-name="P9">In general, the reaction of an acid with a base produces water and one of a class of compoounds called salts.</text:p>
      <text:p text:style-name="P7"/>
      <text:p text:style-name="P7">Equivalence point</text:p>
      <text:p text:style-name="P7"/>
      <text:p text:style-name="P7"><text:tab/><text:span text:style-name="T2">When an acid and base are mixed, the </text:span><text:span text:style-name="T3">equivalence point</text:span><text:span text:style-name="T2"> is when the number of moles of <text:tab/>hydrogen ions are equals the number of moles of hydroxide ions.</text:span><text:tab/></text:p>
      <text:p text:style-name="P7"/>
      <text:p text:style-name="P7">..</text:p>
      <text:p text:style-name="P7"/>
      <text:p text:style-name="P7">Titration</text:p>
      <text:p text:style-name="P7"/>
      <text:p text:style-name="P7"><text:tab/><text:span text:style-name="T2">The process of adding a known amount of solution of known concentration to determine the <text:tab/>concentration of another solution is called </text:span><text:span text:style-name="T3">titration</text:span><text:span text:style-name="T4">.</text:span></text:p>
      <text:p text:style-name="P7"/>
      <text:p text:style-name="P7">..</text:p>
      <text:p text:style-name="P7"/>
      <text:p text:style-name="P7">Standard solution</text:p>
      <text:p text:style-name="P7"/>
      <text:p text:style-name="P7"><text:tab/><text:span text:style-name="T2">The solution of known concentration is called the </text:span><text:span text:style-name="T3">standard solution</text:span><text:span text:style-name="T4">.</text:span></text:p>
      <text:p text:style-name="P7"/>
      <text:p text:style-name="P7">..</text:p>
      <text:p text:style-name="P7"/>
      <text:p text:style-name="P7">End point</text:p>
      <text:p text:style-name="P7"/>
      <text:p text:style-name="P7"><text:tab/><text:span text:style-name="T2">The point at which the indicator changes color is the </text:span><text:span text:style-name="T3">end point</text:span><text:span text:style-name="T4"> of the titration.</text:span></text:p>
      <text:p text:style-name="P7"/>
      <text:p text:style-name="P7"><text:tab/><text:span text:style-name="T5">The point of neutralization is the end point of the titration.</text:span></text:p>
      <text:p text:style-name="P7">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23T13:14:47.832221807</meta:creation-date>
    <dc:date>2016-03-18T13:40:48.287678462</dc:date>
    <meta:editing-duration>PT20H43M46S</meta:editing-duration>
    <meta:editing-cycles>15</meta:editing-cycles>
    <meta:generator>LibreOffice/4.4.7.2$Linux_X86_64 LibreOffice_project/40$Build-2</meta:generator>
    <meta:document-statistic meta:table-count="0" meta:image-count="0" meta:object-count="0" meta:page-count="1" meta:paragraph-count="26" meta:word-count="221" meta:character-count="1273" meta:non-whitespace-character-count="1074"/>
  </office:meta>
</office:document-meta>
</file>